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23ff23"/>
      <style:text-properties style:use-window-font-color="true" fo:font-weight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33cc66"/>
    </style:style>
    <style:style style:name="ce23" style:family="table-cell" style:parent-style-name="Default">
      <style:text-properties fo:font-size="12pt"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ext-properties fo:font-weight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ext-properties style:font-name="Arial" fo:font-weight="normal"/>
    </style:style>
    <style:style style:name="ce30" style:family="table-cell" style:parent-style-name="Default">
      <style:table-cell-properties fo:background-color="#23ff23"/>
      <style:text-properties fo:font-weight="normal"/>
    </style:style>
    <style:style style:name="ce31" style:family="table-cell" style:parent-style-name="Default">
      <style:table-cell-properties fo:background-color="#00ff00"/>
      <style:text-properties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1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20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2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9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20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Security Checks</text:p>
          </table:table-cell>
          <table:table-cell table:style-name="ce23" table:number-columns-repeated="2"/>
          <table:table-cell table:style-name="ce28" table:number-columns-repeated="2"/>
          <table:table-cell table:style-name="ce23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Parameters</text:p>
          </table:table-cell>
          <table:table-cell table:style-name="ce23" office:value-type="string">
            <text:p>Rev.</text:p>
          </table:table-cell>
          <table:table-cell table:style-name="ce23" office:value-type="string">
            <text:p>Comments</text:p>
          </table:table-cell>
          <table:table-cell table:style-name="ce23" table:number-columns-repeated="250"/>
        </table:table-row>
        <table:table-row table:style-name="ro2">
          <table:table-cell table:style-name="ce24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9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9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</text:p>
          </table:table-cell>
          <table:table-cell table:style-name="ce31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9" office:value-type="string">
            <text:p>Both parameters must be checked by the calling code!</text:p>
          </table:table-cell>
          <table:table-cell table:style-name="ce30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1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3">
            <text:p>7383</text:p>
          </table:table-cell>
          <table:table-cell table:style-name="ce26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6">
            <text:p>7386</text:p>
          </table:table-cell>
          <table:table-cell table:style-name="ce26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9" office:value-type="string">
            <text:p>Return value of JInstaller-&gt;getPath('extension_administrator')</text:p>
          </table:table-cell>
          <table:table-cell table:style-name="ce32"/>
          <table:table-cell table:style-name="ce26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9" office:value-type="string">
            <text:p>Second parameter</text:p>
          </table:table-cell>
          <table:table-cell table:style-name="ce30" office:value-type="float" office:value="7702">
            <text:p>7702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9"/>
          <table:table-cell table:style-name="ce30" office:value-type="float" office:value="7702">
            <text:p>7702</text:p>
          </table:table-cell>
          <table:table-cell table:style-name="ce26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9" office:value-type="string">
            <text:p>Global variable _pat_errorClass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9"/>
          <table:table-cell table:style-name="ce30" office:value-type="float" office:value="7705">
            <text:p>7705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9" office:value-type="string">
            <text:p>Return value is OK</text:p>
          </table:table-cell>
          <table:table-cell table:style-name="ce30" office:value-type="float" office:value="7895">
            <text:p>7895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9" office:value-type="string">
            <text:p>Return value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>
          <table:table-cell table:style-name="ce24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1" office:value-type="float" office:value="7083">
            <text:p>7083</text:p>
          </table:table-cell>
          <table:table-cell table:style-name="ce26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1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30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30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30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30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0" office:value-type="float" office:value="7935">
            <text:p>7935</text:p>
          </table:table-cell>
          <table:table-cell table:style-name="ce26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6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6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19" office:value-type="float" office:value="8014">
            <text:p>801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5"/>
          <table:table-cell/>
          <table:table-cell table:style-name="ce24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4" office:value-type="string">
            <text:p>File Handling and File Permissions:</text:p>
          </table:table-cell>
          <table:table-cell/>
          <table:table-cell table:style-name="ce24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6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7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4" office:value-type="string">
            <text:p>Default Types for certain input variables:</text:p>
          </table:table-cell>
          <table:table-cell table:style-name="ce24" office:value-type="string">
            <text:p>Default Type?</text:p>
          </table:table-cell>
          <table:table-cell table:style-name="ce24" table:number-columns-repeated="4"/>
          <table:table-cell/>
          <table:table-cell table:style-name="ce24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4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4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7">17.07.2007</text:date>, <text:time>13:37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7T13:37:15</dc:date>
    <dc:language>de-DE</dc:language>
    <meta:editing-cycles>191</meta:editing-cycles>
    <meta:editing-duration>P10DT19H20M54S</meta:editing-duration>
    <meta:user-defined meta:name="Info 1"/>
    <meta:user-defined meta:name="Info 2"/>
    <meta:user-defined meta:name="Info 3"/>
    <meta:user-defined meta:name="Info 4"/>
    <meta:document-statistic meta:table-count="3" meta:cell-count="5007"/>
  </office:meta>
</office:document-meta>
</file>